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3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Alexander Kohut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8, 1893</text:p>
      <text:p text:style-name="P5">Month<text:tab/><text:tab/><text:tab/><text:tab/><text:tab/><text:tab/>March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2">S. MORAIS/</text:p>
      <text:p text:style-name="P2">546 N. Fifth Street/</text:p>
      <text:p text:style-name="P3">Philadelphia, March 8th, 1893./</text:p>
      <text:p text:style-name="P2">Rev. Dr. Alexander Kohut/</text:p>
      <text:p text:style-name="P2"><text:tab/>My dear Sir:/</text:p>
      <text:p text:style-name="P2"><text:tab/><text:tab/>Doubtless you know that while Daily and Sabbath/ prayers are very much alike in all rituals, they differ very greatly/ on special occasions, as on [Hebrew]/ I mean, regarding poetical compositions. <text:s/>The same marked distinction/ I notice in the [Hebrew]. <text:s/>By consulting the [Hebrew] of the [Hebrew]/ you will discover that the author of the introduction [Hebrew]/ seems to have wished to go through the whole alphabet, though/ [Hebrew] look like an interpolation./ <text:s/>However, the writer <text:soft-page-break/>stopped short at the [Hebrew], but neither this method/ is new and peculiar What follows [Hebrew] is in each case allusive/ to historical occurrences, according to the number of the day of the/ festival. <text:s/>The [Hebrew] do not possess any of the great merits which/ other poetical effusions of the Sephardic [Hebrew] confessedly have./ <text:s/>In some instances, they appear as if issued from the pen of a Balir./</text:p>
      <text:p text:style-name="P2"><text:tab/>What leads me to think that [Hebrew] should/ not be credited with the authorship of our [Hebrew] is the following/ observations. <text:s/>In some preliminary remarks, I find [Hebrew]/ and further on it reads thus [Hebrew]/ <text:s/>If [Hebrew] had written the [Hebrew] or part thereof, would it not be/ likely that [Hebrew] might have alluded to that circumstance? <text:s/>Moreover,/ from all accounts the style of [Hebrew] is plain, not allowing such/ obscure play of words as [Hebrew]/</text:p>
      <text:p text:style-name="P2"><text:tab/>Curious it is that the Italian ritual ([Hebrew])/ has not any [Hebrew] during the six days of [Hebrew] but on [Hebrew]/ there are quite a large number differing altogether from the/ [Hebrew]./ [Hebrew]/</text:p>
      <text:p text:style-name="P2"><text:tab/>Yours truly,/</text:p>
      <text:p text:style-name="P2"><text:tab/>(SIGNED)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5:45:13.42</meta:creation-date>
    <dc:date>2011-12-07T15:53:34.76</dc:date>
    <dc:creator>Penn Libraries</dc:creator>
    <meta:editing-duration>PT00H08M2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444" meta:character-count="2985"/>
  </office:meta>
</office:document-meta>
</file>